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reformatted_20_Text"><text:bookmark text:name="rstudio_console_output"/></text:p>
      <text:p text:style-name="Preformatted_20_Text">&gt; ## read minitab processed Maxwell67 data <text:s text:c="2"/>2020.3.26</text:p>
      <text:p text:style-name="Preformatted_20_Text">&gt; SwMainCost=read.csv("Maxwell326es.CSV")</text:p>
      <text:p text:style-name="Preformatted_20_Text">&gt; # simple linear regression , Gareth 3.6.2</text:p>
      <text:p text:style-name="Preformatted_20_Text">&gt; lm.fit=lm(ln.acorreff. ~ ln.totfp. , data=SwMainCost)</text:p>
      <text:p text:style-name="Preformatted_20_Text">&gt; lm.fit</text:p>
      <text:p text:style-name="Preformatted_20_Text"/>
      <text:p text:style-name="Preformatted_20_Text">Call:</text:p>
      <text:p text:style-name="Preformatted_20_Text">lm(formula = ln.acorreff. ~ ln.totfp., data = SwMainCost)</text:p>
      <text:p text:style-name="Preformatted_20_Text"/>
      <text:p text:style-name="Preformatted_20_Text">Coefficients:</text:p>
      <text:p text:style-name="Preformatted_20_Text">(Intercept) <text:s text:c="3"/>ln.totfp. <text:s/></text:p>
      <text:p text:style-name="Preformatted_20_Text"><text:s text:c="6"/>2.519 <text:s text:c="7"/>0.543 <text:s/></text:p>
      <text:p text:style-name="Preformatted_20_Text"/>
      <text:p text:style-name="Preformatted_20_Text">&gt; summary(lm.fit)</text:p>
      <text:p text:style-name="Preformatted_20_Text"/>
      <text:p text:style-name="Preformatted_20_Text">Call:</text:p>
      <text:p text:style-name="Preformatted_20_Text">lm(formula = ln.acorreff. ~ ln.totfp., data = SwMainCost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2.06286 -0.76810 <text:s/>0.05486 <text:s/>0.65390 <text:s/>3.05306 </text:p>
      <text:p text:style-name="Preformatted_20_Text"/>
      <text:p text:style-name="Preformatted_20_Text">Coefficients:</text:p>
      <text:p text:style-name="Preformatted_20_Text"><text:s text:c="12"/>Estimate Std. Error t value Pr(&gt;|t|) <text:s text:c="3"/></text:p>
      <text:p text:style-name="Preformatted_20_Text">(Intercept) <text:s text:c="2"/>2.5192 <text:s text:c="4"/>0.6094 <text:s text:c="2"/>4.134 0.000104 ***</text:p>
      <text:p text:style-name="Preformatted_20_Text">ln.totfp. <text:s text:c="4"/>0.5430 <text:s text:c="4"/>0.1072 <text:s text:c="2"/>5.066 3.59e-06 ***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31 on 65 degrees of freedom</text:p>
      <text:p text:style-name="Preformatted_20_Text">Multiple R-squared: <text:s/>0.2831, <text:s text:c="3"/>Adjusted R-squared: <text:s/>0.2721 </text:p>
      <text:p text:style-name="Preformatted_20_Text">F-statistic: 25.67 on 1 and 65 DF, <text:s/>p-value: 3.589e-06</text:p>
      <text:p text:style-name="Preformatted_20_Text"/>
      <text:p text:style-name="Preformatted_20_Text">&gt; names(lm.fit)</text:p>
      <text:p text:style-name="Preformatted_20_Text"><text:s/>[1] "coefficients" <text:s/>"residuals" <text:s text:c="4"/>"effects" <text:s text:c="6"/>"rank" <text:s text:c="8"/></text:p>
      <text:p text:style-name="Preformatted_20_Text"><text:s/>[5] "fitted.values" "assign" <text:s text:c="7"/>"qr" <text:s text:c="11"/>"df.residual" <text:s/></text:p>
      <text:p text:style-name="Preformatted_20_Text"><text:s/>[9] "xlevels" <text:s text:c="6"/>"call" <text:s text:c="9"/>"terms" <text:s text:c="8"/>"model" <text:s text:c="7"/></text:p>
      <text:p text:style-name="Preformatted_20_Text">&gt; coef(lm.fit)</text:p>
      <text:p text:style-name="Preformatted_20_Text">(Intercept) <text:s text:c="2"/>ln.totfp. </text:p>
      <text:p text:style-name="Preformatted_20_Text"><text:s text:c="2"/>2.5191655 <text:s text:c="2"/>0.5429648 </text:p>
      <text:p text:style-name="Preformatted_20_Text">&gt; confint(lm.fit)</text:p>
      <text:p text:style-name="Preformatted_20_Text"><text:s text:c="16"/>2.5 % <text:s text:c="3"/>97.5 %</text:p>
      <text:p text:style-name="Preformatted_20_Text">(Intercept) 1.3020528 3.7362782</text:p>
      <text:p text:style-name="Preformatted_20_Text">ln.totfp. <text:s text:c="2"/>0.3289352 0.7569944</text:p>
      <text:p text:style-name="Preformatted_20_Text">&gt; #predict func to produce confid intervals and predict intervals, given ln.totfp.</text:p>
      <text:p text:style-name="Preformatted_20_Text">&gt; predict(lm.fit,data.frame(ln.totfp. = c(3,5,7)),interval="confidence")</text:p>
      <text:p text:style-name="Preformatted_20_Text"><text:s text:c="7"/>fit <text:s text:c="5"/>lwr <text:s text:c="5"/>upr</text:p>
      <text:p text:style-name="Preformatted_20_Text">1 4.148060 3.544384 4.751736</text:p>
      <text:p text:style-name="Preformatted_20_Text">2 5.233990 4.954911 5.513068</text:p>
      <text:p text:style-name="Preformatted_20_Text">3 6.319919 5.922660 6.717178</text:p>
      <text:p text:style-name="Preformatted_20_Text">&gt; predict(lm.fit,data.frame(ln.totfp. = c(3,5,7)),interval="prediction")</text:p>
      <text:p text:style-name="Preformatted_20_Text"><text:s text:c="7"/>fit <text:s text:c="5"/>lwr <text:s text:c="5"/>upr</text:p>
      <text:p text:style-name="Preformatted_20_Text">1 4.148060 2.001628 6.294492</text:p>
      <text:p text:style-name="Preformatted_20_Text">2 5.233990 3.155377 7.312602</text:p>
      <text:p text:style-name="Preformatted_20_Text">3 6.319919 4.222168 8.417670</text:p>
      <text:p text:style-name="Preformatted_20_Text">&gt; #plot with least sq regression line</text:p>
      <text:p text:style-name="Preformatted_20_Text">&gt; attach(SwMainCost)</text:p>
      <text:p text:style-name="Preformatted_20_Text">The following objects are masked from SwMainCost (pos = 3):</text:p>
      <text:p text:style-name="Preformatted_20_Text"/>
      <text:p text:style-name="Preformatted_20_Text"><text:soft-page-break/><text:s text:c="4"/>acorreff, adefect, ageend, appdef, apptype, avetlev, avetrans,</text:p>
      <text:p text:style-name="Preformatted_20_Text"><text:s text:c="4"/>borg, C10, C18, C21, C22, C62, COBOL, correff, cpu, cpulev, dbms,</text:p>
      <text:p text:style-name="Preformatted_20_Text"><text:s text:c="4"/>disksp, dsplev, easyuse, JCL, ln.acorreff., ln.adefect.,</text:p>
      <text:p text:style-name="Preformatted_20_Text"><text:s text:c="4"/>ln.pcobol., ln.pjcl., ln.totfp., mid, morg, pcobol, peasy, pjcl,</text:p>
      <text:p text:style-name="Preformatted_20_Text"><text:s text:c="4"/>ptelon, r1, r1_1, r10, r10_1, r10pz, r1pz, r2, r2_1, r2pz, r3,</text:p>
      <text:p text:style-name="Preformatted_20_Text"><text:s text:c="4"/>r3_1, r3pz, r4, r4_1, r4pz, r5, r5_1, r5pz, r6, r6_1, r6pz, r7,</text:p>
      <text:p text:style-name="Preformatted_20_Text"><text:s text:c="4"/>r7_1, r7pz, r8, r8_1, r8pz, r9, r9_1, r9pz, submorg, suborg, t,</text:p>
      <text:p text:style-name="Preformatted_20_Text"><text:s text:c="4"/>telonuse, totfp, tpms</text:p>
      <text:p text:style-name="Preformatted_20_Text"/>
      <text:p text:style-name="Preformatted_20_Text">&gt; plot(ln.totfp.,ln.acorreff.)</text:p>
      <text:p text:style-name="Preformatted_20_Text">&gt; abline(lm.fit)</text:p>
      <text:p text:style-name="Preformatted_20_Text">&gt; abline(lm.fit,lwd=3,col="red") #3times bold, in red</text:p>
      <text:p text:style-name="Preformatted_20_Text">&gt; plot(ln.totfp.,ln.acorreff.,pch=20) # diff plotting symbol</text:p>
      <text:p text:style-name="Preformatted_20_Text">&gt; plot(ln.totfp.,ln.acorreff.,pch="+") # diff plotting symbol</text:p>
      <text:p text:style-name="Preformatted_20_Text">&gt; plot(1:20,1:20,pch=1:20) #fun</text:p>
      <text:p text:style-name="Preformatted_20_Text">&gt; # 3.6.2 multiple linear regression</text:p>
      <text:p text:style-name="Preformatted_20_Text">&gt; lm.fit=lm(ln.acorreff. ~ ln.totfp. + pjcl, data=SwMainCost)</text:p>
      <text:p text:style-name="Preformatted_20_Text">&gt; lm.fit</text:p>
      <text:p text:style-name="Preformatted_20_Text"/>
      <text:p text:style-name="Preformatted_20_Text">Call:</text:p>
      <text:p text:style-name="Preformatted_20_Text">lm(formula = ln.acorreff. ~ ln.totfp. + pjcl, data = SwMainCost)</text:p>
      <text:p text:style-name="Preformatted_20_Text"/>
      <text:p text:style-name="Preformatted_20_Text">Coefficients:</text:p>
      <text:p text:style-name="Preformatted_20_Text">(Intercept) <text:s text:c="3"/>ln.totfp. <text:s text:c="8"/>pjcl <text:s/></text:p>
      <text:p text:style-name="Preformatted_20_Text"><text:s text:c="5"/>2.0867 <text:s text:c="6"/>0.5713 <text:s text:c="6"/>0.6017 <text:s/></text:p>
      <text:p text:style-name="Preformatted_20_Text"/>
      <text:p text:style-name="Preformatted_20_Text">&gt; summary(lm.fit)</text:p>
      <text:p text:style-name="Preformatted_20_Text"/>
      <text:p text:style-name="Preformatted_20_Text">Call:</text:p>
      <text:p text:style-name="Preformatted_20_Text">lm(formula = ln.acorreff. ~ ln.totfp. + pjcl, data = SwMainCost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2.11609 -0.61563 -0.00766 <text:s/>0.71383 <text:s/>2.92047 </text:p>
      <text:p text:style-name="Preformatted_20_Text"/>
      <text:p text:style-name="Preformatted_20_Text">Coefficients:</text:p>
      <text:p text:style-name="Preformatted_20_Text"><text:s text:c="12"/>Estimate Std. Error t value Pr(&gt;|t|) <text:s text:c="3"/></text:p>
      <text:p text:style-name="Preformatted_20_Text">(Intercept) <text:s text:c="2"/>2.0867 <text:s text:c="4"/>0.7033 <text:s text:c="2"/>2.967 <text:s/>0.00423 ** </text:p>
      <text:p text:style-name="Preformatted_20_Text">ln.totfp. <text:s text:c="4"/>0.5713 <text:s text:c="4"/>0.1093 <text:s text:c="2"/>5.228 2.01e-06 ***</text:p>
      <text:p text:style-name="Preformatted_20_Text">pjcl <text:s text:c="9"/>0.6017 <text:s text:c="4"/>0.4939 <text:s text:c="2"/>1.218 <text:s/>0.22757 <text:s text:c="3"/>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28 on 64 degrees of freedom</text:p>
      <text:p text:style-name="Preformatted_20_Text">Multiple R-squared: <text:s/>0.2994, <text:s text:c="3"/>Adjusted R-squared: <text:s/>0.2775 </text:p>
      <text:p text:style-name="Preformatted_20_Text">F-statistic: 13.67 on 2 and 64 DF, <text:s/>p-value: 1.137e-05</text:p>
      <text:p text:style-name="Preformatted_20_Text"/>
      <text:p text:style-name="Preformatted_20_Text">&gt; coef(lm.fit)</text:p>
      <text:p text:style-name="Preformatted_20_Text">(Intercept) <text:s text:c="2"/>ln.totfp. <text:s text:c="7"/>pjcl </text:p>
      <text:p text:style-name="Preformatted_20_Text"><text:s text:c="2"/>2.0866963 <text:s text:c="2"/>0.5713465 <text:s text:c="2"/>0.6017491 </text:p>
      <text:p text:style-name="Preformatted_20_Text">&gt; confint(lm.fit)</text:p>
      <text:p text:style-name="Preformatted_20_Text"><text:s text:c="17"/>2.5 % <text:s text:c="3"/>97.5 %</text:p>
      <text:p text:style-name="Preformatted_20_Text">(Intercept) <text:s/>0.6816506 3.4917421</text:p>
      <text:p text:style-name="Preformatted_20_Text">ln.totfp. <text:s text:c="3"/>0.3530288 0.7896643</text:p>
      <text:p text:style-name="Preformatted_20_Text">pjcl <text:s text:c="7"/>-0.3849622 1.5884604</text:p>
      <text:p text:style-name="Preformatted_20_Text">&gt; #try non linear transform of predictor 3.6.5</text:p>
      <text:p text:style-name="Preformatted_20_Text">&gt; lm.fit2=lm(ln.acorreff.~ln.totfp.+I(ln.totfp.^2))</text:p>
      <text:p text:style-name="Preformatted_20_Text">&gt; summary(lm.fit2)</text:p>
      <text:p text:style-name="Preformatted_20_Text"/>
      <text:p text:style-name="Preformatted_20_Text">Call:</text:p>
      <text:p text:style-name="Preformatted_20_Text">lm(formula = ln.acorreff. ~ ln.totfp. + I(ln.totfp.^2)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<text:soft-page-break/>-1.86017 -0.84020 <text:s/>0.05693 <text:s/>0.67449 <text:s/>3.05361 </text:p>
      <text:p text:style-name="Preformatted_20_Text"/>
      <text:p text:style-name="Preformatted_20_Text">Coefficients:</text:p>
      <text:p text:style-name="Preformatted_20_Text"><text:s text:c="15"/>Estimate Std. Error t value Pr(&gt;|t|) <text:s text:c="2"/></text:p>
      <text:p text:style-name="Preformatted_20_Text">(Intercept) <text:s text:c="4"/>6.52710 <text:s text:c="3"/>2.27183 <text:s text:c="2"/>2.873 <text:s/>0.00551 **</text:p>
      <text:p text:style-name="Preformatted_20_Text">ln.totfp. <text:s text:c="5"/>-1.01536 <text:s text:c="3"/>0.85856 <text:s/>-1.183 <text:s/>0.24133 <text:s text:c="2"/></text:p>
      <text:p text:style-name="Preformatted_20_Text">I(ln.totfp.^2) <text:s/>0.14417 <text:s text:c="3"/>0.07883 <text:s text:c="2"/>1.829 <text:s/>0.07208 . 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13 on 64 degrees of freedom</text:p>
      <text:p text:style-name="Preformatted_20_Text">Multiple R-squared: <text:s/>0.3187, <text:s text:c="3"/>Adjusted R-squared: <text:s/>0.2974 </text:p>
      <text:p text:style-name="Preformatted_20_Text">F-statistic: 14.97 on 2 and 64 DF, <text:s/>p-value: 4.641e-06</text:p>
      <text:p text:style-name="Preformatted_20_Text"/>
      <text:p text:style-name="Preformatted_20_Text">&gt; # use anova to check if quadratic fit (fit2) is better</text:p>
      <text:p text:style-name="Preformatted_20_Text">&gt; anova(lm.fit,lm.fit2)</text:p>
      <text:p text:style-name="Preformatted_20_Text">Analysis of Variance Table</text:p>
      <text:p text:style-name="Preformatted_20_Text"/>
      <text:p text:style-name="Preformatted_20_Text">Model 1: ln.acorreff. ~ ln.totfp. + pjcl</text:p>
      <text:p text:style-name="Preformatted_20_Text">Model 2: ln.acorreff. ~ ln.totfp. + I(ln.totfp.^2)</text:p>
      <text:p text:style-name="Preformatted_20_Text"><text:s text:c="2"/>Res.Df <text:s text:c="3"/>RSS Df Sum of Sq F Pr(&gt;F)</text:p>
      <text:p text:style-name="Preformatted_20_Text">1 <text:s text:c="4"/>64 67.575 <text:s text:c="21"/></text:p>
      <text:p text:style-name="Preformatted_20_Text">2 <text:s text:c="4"/>64 65.708 <text:s/>0 <text:s text:c="3"/>1.8667 <text:s text:c="8"/></text:p>
      <text:p text:style-name="Preformatted_20_Text">&gt; lm.fit=(ln.acorreff. ~ ln.totfp.)</text:p>
      <text:p text:style-name="Preformatted_20_Text">&gt; anova(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check(SwMainCost)</text:p>
      <text:p text:style-name="Preformatted_20_Text">Error in check(SwMainCost) : could not find function "check"</text:p>
      <text:p text:style-name="Preformatted_20_Text">&gt; attach(SwMainCost)</text:p>
      <text:p text:style-name="Preformatted_20_Text">The following objects are masked from SwMainCost (pos = 3):</text:p>
      <text:p text:style-name="Preformatted_20_Text"/>
      <text:p text:style-name="Preformatted_20_Text"><text:s text:c="4"/>acorreff, adefect, ageend, appdef, apptype, avetlev, avetrans,</text:p>
      <text:p text:style-name="Preformatted_20_Text"><text:s text:c="4"/>borg, C10, C18, C21, C22, C62, COBOL, correff, cpu, cpulev, dbms,</text:p>
      <text:p text:style-name="Preformatted_20_Text"><text:s text:c="4"/>disksp, dsplev, easyuse, JCL, ln.acorreff., ln.adefect.,</text:p>
      <text:p text:style-name="Preformatted_20_Text"><text:s text:c="4"/>ln.pcobol., ln.pjcl., ln.totfp., mid, morg, pcobol, peasy, pjcl,</text:p>
      <text:p text:style-name="Preformatted_20_Text"><text:s text:c="4"/>ptelon, r1, r1_1, r10, r10_1, r10pz, r1pz, r2, r2_1, r2pz, r3,</text:p>
      <text:p text:style-name="Preformatted_20_Text"><text:s text:c="4"/>r3_1, r3pz, r4, r4_1, r4pz, r5, r5_1, r5pz, r6, r6_1, r6pz, r7,</text:p>
      <text:p text:style-name="Preformatted_20_Text"><text:s text:c="4"/>r7_1, r7pz, r8, r8_1, r8pz, r9, r9_1, r9pz, submorg, suborg, t,</text:p>
      <text:p text:style-name="Preformatted_20_Text"><text:s text:c="4"/>telonuse, totfp, tpms</text:p>
      <text:p text:style-name="Preformatted_20_Text"/>
      <text:p text:style-name="Preformatted_20_Text">The following objects are masked from SwMainCost (pos = 4):</text:p>
      <text:p text:style-name="Preformatted_20_Text"/>
      <text:p text:style-name="Preformatted_20_Text"><text:s text:c="4"/>acorreff, adefect, ageend, appdef, apptype, avetlev, avetrans,</text:p>
      <text:p text:style-name="Preformatted_20_Text"><text:s text:c="4"/>borg, C10, C18, C21, C22, C62, COBOL, correff, cpu, cpulev, dbms,</text:p>
      <text:p text:style-name="Preformatted_20_Text"><text:s text:c="4"/>disksp, dsplev, easyuse, JCL, ln.acorreff., ln.adefect.,</text:p>
      <text:p text:style-name="Preformatted_20_Text"><text:s text:c="4"/>ln.pcobol., ln.pjcl., ln.totfp., mid, morg, pcobol, peasy, pjcl,</text:p>
      <text:p text:style-name="Preformatted_20_Text"><text:s text:c="4"/>ptelon, r1, r1_1, r10, r10_1, r10pz, r1pz, r2, r2_1, r2pz, r3,</text:p>
      <text:p text:style-name="Preformatted_20_Text"><text:s text:c="4"/>r3_1, r3pz, r4, r4_1, r4pz, r5, r5_1, r5pz, r6, r6_1, r6pz, r7,</text:p>
      <text:p text:style-name="Preformatted_20_Text"><text:s text:c="4"/>r7_1, r7pz, r8, r8_1, r8pz, r9, r9_1, r9pz, submorg, suborg, t,</text:p>
      <text:p text:style-name="Preformatted_20_Text"><text:s text:c="4"/>telonuse, totfp, tpms</text:p>
      <text:p text:style-name="Preformatted_20_Text"/>
      <text:p text:style-name="Preformatted_20_Text">&gt; lm.fit=(ln.acorreff. ~ ln.totfp.)</text:p>
      <text:p text:style-name="Preformatted_20_Text">&gt; anova(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lm.fit2=lm(ln.acorreff.~ln.totfp.+I(ln.totfp.^2))</text:p>
      <text:p text:style-name="Preformatted_20_Text">&gt; summary(lm.fit2)</text:p>
      <text:p text:style-name="Preformatted_20_Text"/>
      <text:p text:style-name="Preformatted_20_Text">Call:</text:p>
      <text:p text:style-name="Preformatted_20_Text">lm(formula = ln.acorreff. ~ ln.totfp. + I(ln.totfp.^2)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<text:soft-page-break/>-1.86017 -0.84020 <text:s/>0.05693 <text:s/>0.67449 <text:s/>3.05361 </text:p>
      <text:p text:style-name="Preformatted_20_Text"/>
      <text:p text:style-name="Preformatted_20_Text">Coefficients:</text:p>
      <text:p text:style-name="Preformatted_20_Text"><text:s text:c="15"/>Estimate Std. Error t value Pr(&gt;|t|) <text:s text:c="2"/></text:p>
      <text:p text:style-name="Preformatted_20_Text">(Intercept) <text:s text:c="4"/>6.52710 <text:s text:c="3"/>2.27183 <text:s text:c="2"/>2.873 <text:s/>0.00551 **</text:p>
      <text:p text:style-name="Preformatted_20_Text">ln.totfp. <text:s text:c="5"/>-1.01536 <text:s text:c="3"/>0.85856 <text:s/>-1.183 <text:s/>0.24133 <text:s text:c="2"/></text:p>
      <text:p text:style-name="Preformatted_20_Text">I(ln.totfp.^2) <text:s/>0.14417 <text:s text:c="3"/>0.07883 <text:s text:c="2"/>1.829 <text:s/>0.07208 . 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13 on 64 degrees of freedom</text:p>
      <text:p text:style-name="Preformatted_20_Text">Multiple R-squared: <text:s/>0.3187, <text:s text:c="3"/>Adjusted R-squared: <text:s/>0.2974 </text:p>
      <text:p text:style-name="Preformatted_20_Text">F-statistic: 14.97 on 2 and 64 DF, <text:s/>p-value: 4.641e-06</text:p>
      <text:p text:style-name="Preformatted_20_Text"/>
      <text:p text:style-name="Preformatted_20_Text">&gt; anova(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anova(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anova ( 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lm.fit</text:p>
      <text:p text:style-name="Preformatted_20_Text">ln.acorreff. ~ ln.totfp.</text:p>
      <text:p text:style-name="Preformatted_20_Text">&gt; anova ( 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lm.fit2=lm(ln.acorreff.~ln.totfp.+I(ln.totfp.^2))</text:p>
      <text:p text:style-name="Preformatted_20_Text">&gt; summary(lm.fit2)</text:p>
      <text:p text:style-name="Preformatted_20_Text"/>
      <text:p text:style-name="Preformatted_20_Text">Call:</text:p>
      <text:p text:style-name="Preformatted_20_Text">lm(formula = ln.acorreff. ~ ln.totfp. + I(ln.totfp.^2)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1.86017 -0.84020 <text:s/>0.05693 <text:s/>0.67449 <text:s/>3.05361 </text:p>
      <text:p text:style-name="Preformatted_20_Text"/>
      <text:p text:style-name="Preformatted_20_Text">Coefficients:</text:p>
      <text:p text:style-name="Preformatted_20_Text"><text:s text:c="15"/>Estimate Std. Error t value Pr(&gt;|t|) <text:s text:c="2"/></text:p>
      <text:p text:style-name="Preformatted_20_Text">(Intercept) <text:s text:c="4"/>6.52710 <text:s text:c="3"/>2.27183 <text:s text:c="2"/>2.873 <text:s/>0.00551 **</text:p>
      <text:p text:style-name="Preformatted_20_Text">ln.totfp. <text:s text:c="5"/>-1.01536 <text:s text:c="3"/>0.85856 <text:s/>-1.183 <text:s/>0.24133 <text:s text:c="2"/></text:p>
      <text:p text:style-name="Preformatted_20_Text">I(ln.totfp.^2) <text:s/>0.14417 <text:s text:c="3"/>0.07883 <text:s text:c="2"/>1.829 <text:s/>0.07208 . 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13 on 64 degrees of freedom</text:p>
      <text:p text:style-name="Preformatted_20_Text">Multiple R-squared: <text:s/>0.3187, <text:s text:c="3"/>Adjusted R-squared: <text:s/>0.2974 </text:p>
      <text:p text:style-name="Preformatted_20_Text">F-statistic: 14.97 on 2 and 64 DF, <text:s/>p-value: 4.641e-06</text:p>
      <text:p text:style-name="Preformatted_20_Text"/>
      <text:p text:style-name="Preformatted_20_Text">&gt; anova ( 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summary(lm.fit)</text:p>
      <text:p text:style-name="Preformatted_20_Text"><text:s/>Length <text:s text:c="2"/>Class <text:s text:c="3"/>Mode </text:p>
      <text:p text:style-name="Preformatted_20_Text"><text:s text:c="6"/>3 formula <text:s text:c="3"/>call </text:p>
      <text:p text:style-name="Preformatted_20_Text">&gt; anova ( lm.fit,lm.fit2)</text:p>
      <text:p text:style-name="Preformatted_20_Text">Error in UseMethod("anova") : </text:p>
      <text:p text:style-name="Preformatted_20_Text"><text:s text:c="2"/>no applicable method for 'anova' applied to an object of class "formula"</text:p>
      <text:p text:style-name="Preformatted_20_Text">&gt; lm.fit=lm(ln.acorreff. ~ ln.totfp. + pjcl, data=SwMainCost)</text:p>
      <text:p text:style-name="Preformatted_20_Text">&gt; lm.fit</text:p>
      <text:p text:style-name="Preformatted_20_Text"/>
      <text:p text:style-name="Preformatted_20_Text">Call:</text:p>
      <text:p text:style-name="Preformatted_20_Text">lm(formula = ln.acorreff. ~ ln.totfp. + pjcl, data = SwMainCost)</text:p>
      <text:p text:style-name="Preformatted_20_Text"><text:soft-page-break/></text:p>
      <text:p text:style-name="Preformatted_20_Text">Coefficients:</text:p>
      <text:p text:style-name="Preformatted_20_Text">(Intercept) <text:s text:c="3"/>ln.totfp. <text:s text:c="8"/>pjcl <text:s/></text:p>
      <text:p text:style-name="Preformatted_20_Text"><text:s text:c="5"/>2.0867 <text:s text:c="6"/>0.5713 <text:s text:c="6"/>0.6017 <text:s/></text:p>
      <text:p text:style-name="Preformatted_20_Text"/>
      <text:p text:style-name="Preformatted_20_Text">&gt; summary(lm.fit)</text:p>
      <text:p text:style-name="Preformatted_20_Text"/>
      <text:p text:style-name="Preformatted_20_Text">Call:</text:p>
      <text:p text:style-name="Preformatted_20_Text">lm(formula = ln.acorreff. ~ ln.totfp. + pjcl, data = SwMainCost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2.11609 -0.61563 -0.00766 <text:s/>0.71383 <text:s/>2.92047 </text:p>
      <text:p text:style-name="Preformatted_20_Text"/>
      <text:p text:style-name="Preformatted_20_Text">Coefficients:</text:p>
      <text:p text:style-name="Preformatted_20_Text"><text:s text:c="12"/>Estimate Std. Error t value Pr(&gt;|t|) <text:s text:c="3"/></text:p>
      <text:p text:style-name="Preformatted_20_Text">(Intercept) <text:s text:c="2"/>2.0867 <text:s text:c="4"/>0.7033 <text:s text:c="2"/>2.967 <text:s/>0.00423 ** </text:p>
      <text:p text:style-name="Preformatted_20_Text">ln.totfp. <text:s text:c="4"/>0.5713 <text:s text:c="4"/>0.1093 <text:s text:c="2"/>5.228 2.01e-06 ***</text:p>
      <text:p text:style-name="Preformatted_20_Text">pjcl <text:s text:c="9"/>0.6017 <text:s text:c="4"/>0.4939 <text:s text:c="2"/>1.218 <text:s/>0.22757 <text:s text:c="3"/>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28 on 64 degrees of freedom</text:p>
      <text:p text:style-name="Preformatted_20_Text">Multiple R-squared: <text:s/>0.2994, <text:s text:c="3"/>Adjusted R-squared: <text:s/>0.2775 </text:p>
      <text:p text:style-name="Preformatted_20_Text">F-statistic: 13.67 on 2 and 64 DF, <text:s/>p-value: 1.137e-05</text:p>
      <text:p text:style-name="Preformatted_20_Text"/>
      <text:p text:style-name="Preformatted_20_Text">&gt; coef(lm.fit)</text:p>
      <text:p text:style-name="Preformatted_20_Text">(Intercept) <text:s text:c="2"/>ln.totfp. <text:s text:c="7"/>pjcl </text:p>
      <text:p text:style-name="Preformatted_20_Text"><text:s text:c="2"/>2.0866963 <text:s text:c="2"/>0.5713465 <text:s text:c="2"/>0.6017491 </text:p>
      <text:p text:style-name="Preformatted_20_Text">&gt; confint(lm.fit)</text:p>
      <text:p text:style-name="Preformatted_20_Text"><text:s text:c="17"/>2.5 % <text:s text:c="3"/>97.5 %</text:p>
      <text:p text:style-name="Preformatted_20_Text">(Intercept) <text:s/>0.6816506 3.4917421</text:p>
      <text:p text:style-name="Preformatted_20_Text">ln.totfp. <text:s text:c="3"/>0.3530288 0.7896643</text:p>
      <text:p text:style-name="Preformatted_20_Text">pjcl <text:s text:c="7"/>-0.3849622 1.5884604</text:p>
      <text:p text:style-name="Preformatted_20_Text">&gt; lm.fit2=lm(ln.acorreff.~ln.totfp.+I(ln.totfp.^2))</text:p>
      <text:p text:style-name="Preformatted_20_Text">&gt; summary(lm.fit2)</text:p>
      <text:p text:style-name="Preformatted_20_Text"/>
      <text:p text:style-name="Preformatted_20_Text">Call:</text:p>
      <text:p text:style-name="Preformatted_20_Text">lm(formula = ln.acorreff. ~ ln.totfp. + I(ln.totfp.^2)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1.86017 -0.84020 <text:s/>0.05693 <text:s/>0.67449 <text:s/>3.05361 </text:p>
      <text:p text:style-name="Preformatted_20_Text"/>
      <text:p text:style-name="Preformatted_20_Text">Coefficients:</text:p>
      <text:p text:style-name="Preformatted_20_Text"><text:s text:c="15"/>Estimate Std. Error t value Pr(&gt;|t|) <text:s text:c="2"/></text:p>
      <text:p text:style-name="Preformatted_20_Text">(Intercept) <text:s text:c="4"/>6.52710 <text:s text:c="3"/>2.27183 <text:s text:c="2"/>2.873 <text:s/>0.00551 **</text:p>
      <text:p text:style-name="Preformatted_20_Text">ln.totfp. <text:s text:c="5"/>-1.01536 <text:s text:c="3"/>0.85856 <text:s/>-1.183 <text:s/>0.24133 <text:s text:c="2"/></text:p>
      <text:p text:style-name="Preformatted_20_Text">I(ln.totfp.^2) <text:s/>0.14417 <text:s text:c="3"/>0.07883 <text:s text:c="2"/>1.829 <text:s/>0.07208 . 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13 on 64 degrees of freedom</text:p>
      <text:p text:style-name="Preformatted_20_Text">Multiple R-squared: <text:s/>0.3187, <text:s text:c="3"/>Adjusted R-squared: <text:s/>0.2974 </text:p>
      <text:p text:style-name="Preformatted_20_Text">F-statistic: 14.97 on 2 and 64 DF, <text:s/>p-value: 4.641e-06</text:p>
      <text:p text:style-name="Preformatted_20_Text"/>
      <text:p text:style-name="Preformatted_20_Text">&gt; anova ( lm.fit,lm.fit2)</text:p>
      <text:p text:style-name="Preformatted_20_Text">Analysis of Variance Table</text:p>
      <text:p text:style-name="Preformatted_20_Text"/>
      <text:p text:style-name="Preformatted_20_Text">Model 1: ln.acorreff. ~ ln.totfp. + pjcl</text:p>
      <text:p text:style-name="Preformatted_20_Text">Model 2: ln.acorreff. ~ ln.totfp. + I(ln.totfp.^2)</text:p>
      <text:p text:style-name="Preformatted_20_Text"><text:s text:c="2"/>Res.Df <text:s text:c="3"/>RSS Df Sum of Sq F Pr(&gt;F)</text:p>
      <text:p text:style-name="Preformatted_20_Text">1 <text:s text:c="4"/>64 67.575 <text:s text:c="21"/></text:p>
      <text:p text:style-name="Preformatted_20_Text">2 <text:s text:c="4"/>64 65.708 <text:s/>0 <text:s text:c="3"/>1.8667 <text:s text:c="8"/></text:p>
      <text:p text:style-name="P1"><text:soft-page-break/>&gt; # P so big 1.8, so no differen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57:28.467312006</meta:creation-date>
    <dc:date>2020-03-26T21:59:29.044107724</dc:date>
    <meta:editing-duration>PT2M2S</meta:editing-duration>
    <meta:editing-cycles>1</meta:editing-cycles>
    <meta:document-statistic meta:table-count="0" meta:image-count="0" meta:object-count="0" meta:page-count="6" meta:paragraph-count="264" meta:word-count="1389" meta:character-count="10634" meta:non-whitespace-character-count="8358"/>
    <meta:generator>LibreOffice/6.1.5.2$Linux_X86_64 LibreOffice_project/10$Build-2</meta:generator>
  </office:meta>
</office:document-meta>
</file>